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idot" svg:font-family="Didot"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Didot" fo:font-size="12.5pt" style:font-size-asian="12.5pt" style:font-size-complex="12.5pt"/>
    </style:style>
    <style:style style:name="P2" style:family="paragraph" style:parent-style-name="Standard">
      <style:paragraph-properties fo:text-align="start" style:justify-single-word="false"/>
      <style:text-properties style:font-name="Didot" fo:font-size="12.5pt" style:font-size-asian="12.5pt" style:font-size-complex="12.5pt"/>
    </style:style>
    <style:style style:name="P3" style:family="paragraph" style:parent-style-name="Standard">
      <style:paragraph-properties fo:text-align="end" style:justify-single-word="false"/>
      <style:text-properties style:font-name="Didot" fo:font-size="12.5pt" officeooo:rsid="000b9afe" officeooo:paragraph-rsid="000b9afe" style:font-size-asian="12.5pt" style:font-size-complex="12.5pt"/>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style:font-name="Didot" fo:font-size="12.5pt" style:font-size-asian="12.5pt" style:font-size-complex="12.5pt"/>
    </style:style>
    <style:style style:name="P6" style:family="paragraph" style:parent-style-name="Standard">
      <style:paragraph-properties fo:text-align="start" style:justify-single-word="false"/>
      <style:text-properties style:font-name="Didot" fo:font-size="18pt" fo:font-weight="bold" officeooo:paragraph-rsid="000daa01"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DejaVu Sans" fo:font-size="12.5pt" officeooo:rsid="000b9afe" officeooo:paragraph-rsid="000daa01" style:font-size-asian="12.5pt" style:font-size-complex="12.5pt"/>
    </style:style>
    <style:style style:name="P8" style:family="paragraph" style:parent-style-name="Standard">
      <style:paragraph-properties fo:text-align="start" style:justify-single-word="false"/>
      <style:text-properties style:font-name="DejaVu Sans" fo:font-size="12.5pt" style:font-size-asian="12.5pt" style:font-size-complex="12.5pt"/>
    </style:style>
    <style:style style:name="P9" style:family="paragraph" style:parent-style-name="Standard">
      <style:paragraph-properties fo:text-align="start" style:justify-single-word="false"/>
      <style:text-properties style:font-name="DejaVu Sans" fo:font-size="12.5pt" officeooo:paragraph-rsid="000daa01" style:font-size-asian="12.5pt" style:font-size-complex="12.5pt"/>
    </style:style>
    <style:style style:name="P10" style:family="paragraph" style:parent-style-name="Standard">
      <style:paragraph-properties fo:text-align="start" style:justify-single-word="false"/>
      <style:text-properties style:font-name="DejaVu Sans" fo:font-size="12.5pt" officeooo:rsid="000d58a4" officeooo:paragraph-rsid="000d58a4" style:font-size-asian="12.5pt" style:font-size-complex="12.5pt"/>
    </style:style>
    <style:style style:name="P11" style:family="paragraph" style:parent-style-name="Standard">
      <style:paragraph-properties fo:text-align="start" style:justify-single-word="false"/>
      <style:text-properties style:font-name="DejaVu Sans" fo:font-size="12.5pt" officeooo:rsid="000d6c0c" officeooo:paragraph-rsid="000d6c0c" style:font-size-asian="12.5pt" style:font-size-complex="12.5pt"/>
    </style:style>
    <style:style style:name="P12" style:family="paragraph" style:parent-style-name="Standard">
      <style:paragraph-properties fo:text-align="start" style:justify-single-word="false"/>
      <style:text-properties style:font-name="DejaVu Sans" officeooo:paragraph-rsid="000daa01"/>
    </style:style>
    <style:style style:name="P13" style:family="paragraph" style:parent-style-name="Standard">
      <style:paragraph-properties fo:line-height="120%" fo:text-align="start" style:justify-single-word="false"/>
      <style:text-properties style:font-name="DejaVu Sans" fo:font-size="12pt" style:font-size-asian="12pt" style:font-size-complex="12pt"/>
    </style:style>
    <style:style style:name="P14" style:family="paragraph" style:parent-style-name="Standard">
      <style:paragraph-properties fo:line-height="120%" fo:text-align="start" style:justify-single-word="false"/>
      <style:text-properties style:font-name="DejaVu Sans" fo:font-size="12pt" officeooo:rsid="000d6c0c" officeooo:paragraph-rsid="000d6c0c" style:font-size-asian="12pt" style:font-size-complex="12pt"/>
    </style:style>
    <style:style style:name="T1" style:family="text">
      <style:text-properties style:font-name="Didot" fo:font-size="12.5pt" style:font-size-asian="12.5pt" style:font-size-complex="12.5pt"/>
    </style:style>
    <style:style style:name="T2" style:family="text">
      <style:text-properties style:font-name="Didot" fo:font-size="12.5pt" officeooo:rsid="000b9afe" style:font-size-asian="12.5pt" style:font-size-complex="12.5pt"/>
    </style:style>
    <style:style style:name="T3" style:family="text">
      <style:text-properties fo:font-weight="normal" officeooo:rsid="000ae9c6" style:font-weight-asian="normal" style:font-weight-complex="normal"/>
    </style:style>
    <style:style style:name="T4" style:family="text">
      <style:text-properties officeooo:rsid="000ae9c6"/>
    </style:style>
    <style:style style:name="T5" style:family="text">
      <style:text-properties officeooo:rsid="000b9afe"/>
    </style:style>
    <style:style style:name="T6" style:family="text">
      <style:text-properties officeooo:rsid="000d58a4"/>
    </style:style>
    <style:style style:name="T7" style:family="text">
      <style:text-properties officeooo:rsid="000d6c0c"/>
    </style:style>
    <style:style style:name="T8" style:family="text">
      <style:text-properties fo:font-size="12.5pt" style:font-size-asian="12.5pt" style:font-size-complex="12.5pt"/>
    </style:style>
    <style:style style:name="T9" style:family="text">
      <style:text-properties fo:font-size="12.5pt" officeooo:rsid="000b9afe" style:font-size-asian="12.5pt" style:font-size-complex="12.5pt"/>
    </style:style>
    <style:style style:name="fr1" style:family="graphic" style:parent-style-name="Frame">
      <style:graphic-properties style:wrap="none" style:vertical-pos="top" style:vertical-rel="page-content" style:horizontal-pos="from-left" style:horizontal-rel="page" fo:background-color="transparent" style:background-transparency="100%" draw:fill="solid" fo:padding="0cm" fo:border="none" style:shadow="none" draw:shadow-opacity="100%">
        <style:background-image/>
        <style:columns fo:column-count="1" fo:column-gap="0cm"/>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om Address" text:anchor-type="page" text:anchor-page-number="1" svg:x="12cm" svg:width="7.999cm" draw:z-index="0">
        <draw:text-box fo:min-height="1cm">
          <text:p text:style-name="P6"><text:span text:style-name="T3">BACP</text:span> </text:p>
          <text:p text:style-name="P7">108 Ramsay Street</text:p>
          <text:p text:style-name="P9"><text:span text:style-name="T5">Rochdale</text:span> </text:p>
          <text:p text:style-name="P9"><text:span text:style-name="T5">OL16 2EZ</text:span> </text:p>
          <text:p text:style-name="P12"><text:span text:style-name="T9">info</text:span><text:span text:style-name="T8">@</text:span><text:span text:style-name="T9">bacprochdale.com</text:span></text:p>
          <text:p text:style-name="P9"/>
          <text:p text:style-name="P9"/>
          <text:p text:style-name="P9"><text:span text:style-name="T6">4 June</text:span>, <text:span text:style-name="T5">2010</text:span> </text:p>
        </draw:text-box>
      </draw:frame>
      <text:p text:style-name="P1"/>
      <text:p text:style-name="P2"/>
      <text:p text:style-name="P8"><text:span text:style-name="T7">[</text:span>Title/<text:span text:style-name="T6">Name]</text:span> </text:p>
      <text:p text:style-name="P10"><text:span text:style-name="T7">[</text:span>Company name<text:span text:style-name="T7">]</text:span></text:p>
      <text:p text:style-name="P11">[Address]</text:p>
      <text:p text:style-name="P11">[City]</text:p>
      <text:p text:style-name="P10"><text:span text:style-name="T7">[</text:span>Postcode<text:span text:style-name="T7">]</text:span></text:p>
      <text:p text:style-name="P8"/>
      <text:p text:style-name="P8"/>
      <text:p text:style-name="P8">Dear <text:span text:style-name="T5">Manager</text:span>,</text:p>
      <text:p text:style-name="P8"/>
      <text:p text:style-name="P13">Lorem ipsum dolor sit amet, consectetur adipiscing elit, set eiusmod tempor incidunt et labore et dolore magna aliquam. Ut enim ad minim veniam, quis nostrud exerc. Irure dolor in reprehend incididunt ut labore et dolore magna aliqua. Ut enim ad minim veniam, quis nostrud exercitation ullamco laboris nisi ut aliquip ex ea commodo consequat. Duis aute irure dolor in reprehenderit in voluptate velit esse molestaie cillum. Tia non ob ea soluad incom dereud facilis est er expedit distinct. Nam liber te conscient to factor tum poen legum odioque civiuda et tam. </text:p>
      <text:p text:style-name="P13"/>
      <text:p text:style-name="P13">Lorem ipsum dolor sit amet, consectetur adipiscing elit, set eiusmod tempor incidunt et labore et dolore magna aliquam. Ut enim ad minim veniam, quis nostrud exerc. Irure dolor in reprehend incididunt ut labore et dolore magna aliqua. Ut enim ad minim veniam, quis nostrud exercitation ullamco laboris. </text:p>
      <text:p text:style-name="P13"/>
      <text:p text:style-name="P13"/>
      <text:p text:style-name="P13"><text:span text:style-name="T4">Regards</text:span>,</text:p>
      <text:p text:style-name="P13"/>
      <text:p text:style-name="P14">[Your n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Didot" svg:font-family="Didot"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00%"/>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15cm" fo:margin-bottom="3.15cm" fo:margin-left="3.15cm" fo:margin-right="3.1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9:25:51.488991400</meta:creation-date>
    <meta:editing-duration>PT17M46S</meta:editing-duration>
    <meta:editing-cycles>8</meta:editing-cycles>
    <meta:generator>LibreOffice/4.2.8.2$Linux_X86_64 LibreOffice_project/420m0$Build-2</meta:generator>
    <meta:initial-creator>rob </meta:initial-creator>
    <dc:date>2018-07-23T19:56:46.952618980</dc:date>
    <dc:creator>rob </dc:creator>
    <meta:document-statistic meta:table-count="0" meta:image-count="0" meta:object-count="0" meta:page-count="1" meta:paragraph-count="16" meta:word-count="160" meta:character-count="1024" meta:non-whitespace-character-count="873"/>
    <meta:template xlink:type="simple" xlink:actuate="onRequest" xlink:title="classic_letter" xlink:href="../classic_letter.ott" meta:date="2018-07-23T19:25:50.611795843"/>
  </office:meta>
</office:document-meta>
</file>